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214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63cm" fo:min-width="2.78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19cm" fo:min-width="4.75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18cm" fo:min-width="4.07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19cm" fo:min-width="5.21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15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6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64cm" fo:min-width="3.672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19cm" fo:min-width="4.53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72cm" fo:min-width="4.4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704cm"/>
      <style:paragraph-properties style:writing-mode="lr-tb"/>
    </style:style>
    <style:style style:name="gr14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02cm" fo:min-width="1.278cm"/>
      <style:paragraph-properties style:writing-mode="lr-tb"/>
    </style:style>
    <style:style style:name="gr15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.401cm" fo:min-width="0.008cm"/>
    </style:style>
    <style:style style:name="gr16" style:family="graphic" style:parent-style-name="objectwithoutfill">
      <style:graphic-properties draw:marker-end="Arrow" draw:marker-end-width="0.3cm" draw:fill="none" draw:opacity="100%" draw:textarea-vertical-align="middle"/>
    </style:style>
    <style:style style:name="gr17" style:family="graphic" style:parent-style-name="objectwithoutfill">
      <style:graphic-properties draw:stroke="dash" draw:stroke-dash="Fine_20_Dashed" svg:stroke-width="0.035cm" draw:marker-start-width="0.252cm" draw:marker-end-width="0.252cm" draw:fill="none" draw:opacity="100%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opacity="100%" fo:min-height="1.5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opacity="100%" fo:min-height="0.766cm"/>
      <style:paragraph-properties style:writing-mode="lr-tb"/>
    </style:style>
    <style:style style:name="gr20" style:family="graphic" style:parent-style-name="standard">
      <style:graphic-properties draw:stroke="none" draw:fill="none" fo:min-height="1.5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svg:stroke-color="#000000" draw:fill-color="#ffff00" draw:opacity="100%" draw:textarea-horizontal-align="justify" draw:textarea-vertical-align="middle" draw:auto-grow-height="false" fo:min-height="1.008cm" fo:min-width="0.7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067cm"/>
      <style:paragraph-properties style:writing-mode="lr-tb"/>
    </style:style>
    <style:style style:name="gr24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1.008cm" fo:min-width="0.758cm"/>
      <style:paragraph-properties style:writing-mode="lr-tb"/>
    </style:style>
    <style:style style:name="gr25" style:family="graphic" style:parent-style-name="standard">
      <style:graphic-properties draw:fill-color="#ffff00" draw:opacity="100%" draw:textarea-vertical-align="middle" draw:auto-grow-height="false" fo:min-height="1.008cm" fo:min-width="0.75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042cm"/>
      <style:paragraph-properties style:writing-mode="lr-tb"/>
    </style:style>
    <style:style style:name="gr27" style:family="graphic" style:parent-style-name="standard">
      <style:graphic-properties svg:stroke-color="#000000" draw:fill-color="#ffff00" draw:opacity="100%" draw:textarea-horizontal-align="justify" draw:textarea-vertical-align="middle" draw:auto-grow-height="false" fo:min-height="0.918cm" fo:min-width="0.758cm"/>
      <style:paragraph-properties style:writing-mode="lr-tb"/>
    </style:style>
    <style:style style:name="gr28" style:family="graphic" style:parent-style-name="standard">
      <style:graphic-properties svg:stroke-color="#000000" draw:fill-color="#ffff00" draw:textarea-horizontal-align="justify" draw:textarea-vertical-align="middle" draw:auto-grow-height="false" fo:min-height="1.008cm" fo:min-width="0.7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opacity="100%" fo:min-height="1.042cm"/>
      <style:paragraph-properties style:writing-mode="lr-tb"/>
    </style:style>
    <style:style style:name="gr30" style:family="graphic" style:parent-style-name="standard">
      <style:graphic-properties svg:stroke-color="#000000" draw:fill-color="#ff0000" draw:opacity="100%" draw:opacity-name="" draw:textarea-horizontal-align="justify" draw:textarea-vertical-align="middle" draw:auto-grow-height="false" fo:min-height="1.008cm" fo:min-width="0.758cm"/>
      <style:paragraph-properties style:writing-mode="lr-tb"/>
    </style:style>
    <style:style style:name="gr31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loext:graphic-properties draw:fill-color="#000000"/>
      <style:paragraph-properties fo:text-align="center"/>
      <style:text-properties style:font-name="Courier New1" fo:font-size="11pt" fo:font-weight="bold"/>
    </style:style>
    <style:style style:name="P2" style:family="paragraph">
      <style:paragraph-properties fo:text-align="center" style:writing-mode="lr-tb"/>
      <style:text-properties style:font-name="Courier New1" fo:font-size="11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style:font-name="Courier New1" fo:font-size="11pt" fo:font-weight="bold"/>
    </style:style>
    <style:style style:name="P4" style:family="paragraph">
      <loext:graphic-properties draw:fill="none"/>
      <style:paragraph-properties fo:text-align="center"/>
      <style:text-properties style:font-name="Courier New1" fo:font-size="11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style:font-name="Courier New1" fo:font-size="11pt" fo:font-weight="bold"/>
    </style:style>
    <style:style style:name="P7" style:family="paragraph">
      <loext:graphic-properties draw:fill-color="#ffffff"/>
      <style:paragraph-properties fo:text-align="center"/>
      <style:text-properties style:font-name="Courier New1" fo:font-size="11pt" fo:font-weight="bold"/>
    </style:style>
    <style:style style:name="P8" style:family="paragraph">
      <style:paragraph-properties fo:text-align="center" style:writing-mode="lr-tb"/>
      <style:text-properties style:font-name="Courier New1" fo:font-size="11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style:font-name="Courier New1" fo:font-size="11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 style:writing-mode="lr-tb"/>
      <style:text-properties style:font-name="Courier New1" fo:font-size="11pt" fo:font-weight="bold" style:font-size-asian="12pt" style:font-size-complex="12pt"/>
    </style:style>
    <style:style style:name="P11" style:family="paragraph">
      <loext:graphic-properties draw:fill-color="#ffffff"/>
      <style:paragraph-properties fo:text-align="center" style:writing-mode="lr-tb"/>
      <style:text-properties style:font-name="Courier New1" fo:font-size="11pt" fo:font-weight="bold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1pt" fo:font-weight="bold"/>
    </style:style>
    <style:style style:name="P13" style:family="paragraph">
      <loext:graphic-properties draw:fill="none" draw:fill-color="#ffffff"/>
      <style:paragraph-properties style:writing-mode="lr-tb"/>
      <style:text-properties style:font-name="Courier New1" fo:font-size="11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 style:writing-mode="lr-tb"/>
      <style:text-properties style:font-name="Courier New1" fo:font-size="10pt" fo:font-weight="bold"/>
    </style:style>
    <style:style style:name="P16" style:family="paragraph">
      <loext:graphic-properties draw:fill-color="#ffffff" draw:opacity="100%"/>
      <style:paragraph-properties fo:text-align="center" style:writing-mode="lr-tb"/>
      <style:text-properties style:font-name="Courier New1" fo:font-size="10pt" fo:font-weight="bold"/>
    </style:style>
    <style:style style:name="P17" style:family="paragraph">
      <loext:graphic-properties draw:fill-color="#ffffff" draw:opacity="100%"/>
      <style:paragraph-properties fo:text-align="center"/>
      <style:text-properties style:font-name="Courier New1" fo:font-size="10pt" fo:font-weight="bold"/>
    </style:style>
    <style:style style:name="P18" style:family="paragraph">
      <loext:graphic-properties draw:fill="none" draw:opacity="100%"/>
      <style:paragraph-properties fo:text-align="center"/>
      <style:text-properties style:font-name="Courier New1" fo:font-size="10pt" fo:font-weight="bold"/>
    </style:style>
    <style:style style:name="P19" style:family="paragraph">
      <loext:graphic-properties draw:fill="none" draw:fill-color="#ffffff" draw:opacity="100%"/>
      <style:paragraph-properties style:writing-mode="lr-tb"/>
      <style:text-properties style:font-name="Courier New1" fo:font-size="10pt" fo:font-weight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style:font-name="Courier New1" fo:font-size="12pt" fo:background-color="transparent"/>
    </style:style>
    <style:style style:name="P22" style:family="paragraph">
      <style:paragraph-properties fo:text-align="center" style:writing-mode="lr-tb"/>
      <style:text-properties style:font-name="Courier New1" fo:font-size="12pt" fo:background-color="transparent"/>
    </style:style>
    <style:style style:name="P23" style:family="paragraph">
      <loext:graphic-properties draw:fill-color="#ffff00" draw:opacity="100%"/>
      <style:paragraph-properties fo:text-align="center" style:writing-mode="lr-tb"/>
      <style:text-properties style:font-name="Courier New1" fo:font-size="12pt" fo:background-color="transparent"/>
    </style:style>
    <style:style style:name="P24" style:family="paragraph">
      <loext:graphic-properties draw:fill="none"/>
      <style:paragraph-properties fo:text-align="center"/>
      <style:text-properties style:font-name="Courier New1" fo:font-size="12pt" fo:background-color="transparent"/>
    </style:style>
    <style:style style:name="P25" style:family="paragraph">
      <loext:graphic-properties draw:fill-color="#ff0000" draw:opacity="100%"/>
      <style:paragraph-properties fo:text-align="center" style:writing-mode="lr-tb"/>
      <style:text-properties style:font-name="Courier New1" fo:font-size="12pt" fo:background-color="transparent"/>
    </style:style>
    <style:style style:name="P26" style:family="paragraph">
      <style:paragraph-properties fo:text-align="center" style:writing-mode="lr-tb"/>
      <style:text-properties fo:background-color="transparent"/>
    </style:style>
    <style:style style:name="P27" style:family="paragraph">
      <loext:graphic-properties draw:fill-color="#ffff00" draw:opacity="100%"/>
      <style:paragraph-properties fo:text-align="center" style:writing-mode="lr-tb"/>
      <style:text-properties fo:background-color="transparent"/>
    </style:style>
    <style:style style:name="P28" style:family="paragraph">
      <loext:graphic-properties draw:fill-color="#ffff00"/>
      <style:paragraph-properties fo:text-align="center" style:writing-mode="lr-tb"/>
      <style:text-properties style:font-name="Courier New1" fo:font-size="12pt" fo:background-color="transparent"/>
    </style:style>
    <style:style style:name="P29" style:family="paragraph">
      <loext:graphic-properties draw:fill="none" draw:fill-color="#ffffff" draw:opacity="100%"/>
      <style:paragraph-properties style:writing-mode="lr-tb"/>
      <style:text-properties style:font-name="Courier New1" fo:font-size="12pt" fo:background-color="transparent"/>
    </style:style>
    <style:style style:name="P30" style:family="paragraph">
      <loext:graphic-properties draw:fill-color="#ff0000" draw:opacity="100%"/>
      <style:paragraph-properties fo:text-align="center" style:writing-mode="lr-tb"/>
      <style:text-properties style:font-name="Courier New1" fo:font-size="12pt" fo:background-color="transparent"/>
    </style:style>
    <style:style style:name="T1" style:family="text">
      <style:text-properties style:font-name="Courier New1" fo:font-size="11pt" fo:font-weight="bold"/>
    </style:style>
    <style:style style:name="T2" style:family="text">
      <style:text-properties style:font-name="Courier New1" fo:font-size="11pt" fo:font-weight="bold" style:font-size-asian="12pt" style:font-weight-asian="bold" style:font-size-complex="12pt" style:font-weight-complex="bold"/>
    </style:style>
    <style:style style:name="T3" style:family="text">
      <style:text-properties style:font-name="Courier New1" fo:font-size="11pt" fo:font-weight="bold" style:font-size-asian="12pt" style:font-size-complex="12pt"/>
    </style:style>
    <style:style style:name="T4" style:family="text">
      <style:text-properties style:font-name="Courier New1" fo:font-size="10pt" fo:font-weight="bold"/>
    </style:style>
    <style:style style:name="T5" style:family="text">
      <style:text-properties style:font-name="Courier New1" fo:font-size="12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56cm" svg:height="0.656cm" svg:x="9.258cm" svg:y="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.564cm" svg:height="2.625cm" svg:x="6.304cm" svg:y="4.935cm">
          <text:p text:style-name="P2"><text:span text:style-name="T1">Courant == NUL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586cm" svg:y1="3.403cm" svg:x2="9.586cm" svg:y2="4.935cm" draw:start-shape="id1" draw:start-glue-point="8" draw:end-shape="id2" draw:end-glue-point="4" svg:d="M9586 3403v1532" svg:viewBox="0 0 1 1533">
          <text:p/>
        </draw:connector>
        <draw:custom-shape draw:style-name="gr4" draw:text-style-name="P3" xml:id="id3" draw:id="id3" draw:layer="layout" svg:width="5.251cm" svg:height="1.969cm" svg:x="1.381cm" svg:y="7.998cm">
          <text:p text:style-name="P2"><text:span text:style-name="T1">*courant = malloc(</text:span></text:p>
          <text:p text:style-name="P2"><text:span text:style-name="T1">sizeof(struct TNoeud))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6.304cm" svg:y1="6.248cm" svg:x2="4.006cm" svg:y2="7.998cm" draw:start-shape="id2" draw:start-glue-point="5" draw:end-shape="id3" draw:end-glue-point="0" svg:d="M6304 6248h-2298v1750" svg:viewBox="0 0 2299 1751">
          <text:p text:style-name="P5"><text:span text:style-name="T1">[oui]</text:span></text:p>
        </draw:connector>
        <draw:connector draw:style-name="gr3" draw:text-style-name="P4" draw:layer="layout" draw:type="line" svg:x1="4.006cm" svg:y1="9.967cm" svg:x2="4.048cm" svg:y2="11.922cm" draw:start-shape="id3" draw:start-glue-point="2" draw:end-shape="id4" draw:end-glue-point="0" svg:d="M4006 9967l42 1955" svg:viewBox="0 0 43 1956">
          <text:p/>
        </draw:connector>
        <draw:custom-shape draw:style-name="gr6" draw:text-style-name="P3" xml:id="id4" draw:id="id4" draw:layer="layout" svg:width="4.572cm" svg:height="1.968cm" svg:x="1.762cm" svg:y="11.922cm">
          <text:p text:style-name="P2"><text:span text:style-name="T1">(*courant)→contenu = </text:span></text:p>
          <text:p text:style-name="P2"><text:span text:style-name="T1">newElemen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048cm" svg:y1="13.89cm" svg:x2="4.111cm" svg:y2="15.859cm" draw:start-shape="id4" draw:start-glue-point="2" draw:end-shape="id5" draw:end-glue-point="0" svg:d="M4048 13890l63 1969" svg:viewBox="0 0 64 1970">
          <text:p/>
        </draw:connector>
        <draw:custom-shape draw:style-name="gr7" draw:text-style-name="P3" xml:id="id5" draw:id="id5" draw:layer="layout" svg:width="5.715cm" svg:height="1.969cm" svg:x="1.254cm" svg:y="15.859cm">
          <text:p text:style-name="P2"><text:span text:style-name="T1">(*courant)→droite = NULL</text:span></text:p>
          <text:p text:style-name="P2"><text:span text:style-name="T1">(*courant)→ gauche = NULL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56cm" svg:height="0.657cm" svg:x="9.477cm" svg:y="20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" draw:id="id6" draw:layer="layout" svg:width="0.438cm" svg:height="0.438cm" svg:x="9.586cm" svg:y="20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4.111cm" svg:y1="17.828cm" svg:x2="9.805cm" svg:y2="20.141cm" draw:start-shape="id5" draw:start-glue-point="2" draw:end-shape="id6" draw:end-glue-point="4" svg:d="M4111 17828v1156h5694v1157" svg:viewBox="0 0 5695 2314">
          <text:p/>
        </draw:connector>
        <draw:connector draw:style-name="gr5" draw:text-style-name="P6" draw:layer="layout" svg:x1="12.868cm" svg:y1="6.248cm" svg:x2="14.414cm" svg:y2="9.311cm" draw:start-shape="id2" draw:start-glue-point="7" draw:end-shape="id7" draw:end-glue-point="4" svg:d="M12868 6248h1546v3063" svg:viewBox="0 0 1547 3064">
          <text:p text:style-name="P5"><text:span text:style-name="T1">[non]</text:span></text:p>
        </draw:connector>
        <draw:custom-shape draw:style-name="gr10" draw:text-style-name="P9" xml:id="id7" draw:id="id7" draw:layer="layout" svg:width="8.343cm" svg:height="2.626cm" svg:x="10.242cm" svg:y="9.311cm">
          <text:p text:style-name="P8"><text:span text:style-name="T2">newElement.numSiege &lt; </text:span></text:p>
          <text:p text:style-name="P8"><text:span text:style-name="T2">(*courant)→contenu.numSie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xml:id="id9" draw:id="id9" draw:layer="layout" svg:width="5.032cm" svg:height="1.969cm" svg:x="7.731cm" svg:y="13.446cm">
          <text:p text:style-name="P2"><text:span text:style-name="T1">insert(newElement, </text:span></text:p>
          <text:p text:style-name="P2"><text:span text:style-name="T1">&amp;(*courant)-&gt;droite))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8" draw:id="id8" draw:layer="layout" svg:width="4.953cm" svg:height="1.97cm" svg:x="14.589cm" svg:y="13.358cm">
          <text:p text:style-name="P10"><text:span text:style-name="T3">insert(newElement, </text:span></text:p>
          <text:p text:style-name="P10"><text:span text:style-name="T3">&amp;(*courant)-&gt;gauche))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8.585cm" svg:y1="10.624cm" svg:x2="17.065cm" svg:y2="13.358cm" draw:start-shape="id7" draw:start-glue-point="7" draw:end-shape="id8" draw:end-glue-point="0" svg:d="M18585 10624h501v2024h-2021v710" svg:viewBox="0 0 2022 2735">
          <text:p text:style-name="P5"><text:span text:style-name="T1">[non]</text:span></text:p>
        </draw:connector>
        <draw:connector draw:style-name="gr3" draw:text-style-name="P12" draw:layer="layout" svg:x1="10.247cm" svg:y1="15.415cm" svg:x2="9.805cm" svg:y2="20.141cm" draw:start-shape="id9" draw:start-glue-point="2" draw:end-shape="id6" draw:end-glue-point="4" svg:d="M10247 15415v2363h-442v2363" svg:viewBox="0 0 443 4727">
          <text:p/>
        </draw:connector>
        <draw:connector draw:style-name="gr3" draw:text-style-name="P12" draw:layer="layout" svg:x1="17.065cm" svg:y1="15.328cm" svg:x2="9.805cm" svg:y2="20.141cm" draw:start-shape="id8" draw:start-glue-point="2" draw:end-shape="id6" draw:end-glue-point="4" svg:d="M17065 15328v2407h-7260v2406" svg:viewBox="0 0 7261 4814">
          <text:p/>
        </draw:connector>
        <draw:frame draw:style-name="gr13" draw:text-style-name="P13" draw:layer="layout" svg:width="17.724cm" svg:height="2.954cm" svg:x="1.599cm" svg:y="1.762cm">
          <draw:text-box>
            <text:p><text:span text:style-name="T2">void insert(struct TPassager newElement, struct TNoeud **courant)</text:span></text:p>
          </draw:text-box>
        </draw:frame>
        <draw:connector draw:style-name="gr3" draw:text-style-name="P14" draw:layer="layout" draw:type="line" svg:x1="10.242cm" svg:y1="10.624cm" svg:x2="10.247cm" svg:y2="13.446cm" draw:start-shape="id7" draw:start-glue-point="5" draw:end-shape="id9" draw:end-glue-point="0" svg:d="M10242 10624l5 2822" svg:viewBox="0 0 6 2823">
          <text:p/>
        </draw:connector>
        <draw:custom-shape draw:style-name="gr14" draw:text-style-name="P16" xml:id="id11" draw:id="id11" draw:layer="layout" svg:width="1.778cm" svg:height="1.27cm" svg:x="7.308cm" svg:y="21.828cm">
          <text:p text:style-name="P15"><text:span text:style-name="T4">contenu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12" draw:id="id12" draw:layer="layout" svg:width="1.778cm" svg:height="1.27cm" svg:x="9.933cm" svg:y="21.828cm">
          <text:p text:style-name="P15"><text:span text:style-name="T4">contenu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13" draw:id="id13" draw:layer="layout" svg:width="1.778cm" svg:height="1.27cm" svg:x="12.43cm" svg:y="21.828cm">
          <text:p text:style-name="P15"><text:span text:style-name="T4">contenu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14" draw:id="id14" draw:layer="layout" svg:width="1.778cm" svg:height="1.27cm" svg:x="14.97cm" svg:y="21.828cm">
          <text:p text:style-name="P15"><text:span text:style-name="T4">contenu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10" draw:id="id10" draw:layer="layout" svg:width="0.508cm" svg:height="1.651cm" svg:x="4.514cm" svg:y="24.241cm">
          <text:p/>
          <draw:enhanced-geometry svg:viewBox="0 0 21600 21600" draw:type="rectangle" draw:enhanced-path="M 0 0 L 21600 0 21600 21600 0 21600 0 0 Z N"/>
        </draw:custom-shape>
        <draw:connector draw:style-name="gr16" draw:text-style-name="P18" draw:layer="layout" draw:type="line" svg:x1="5.022cm" svg:y1="25.066cm" svg:x2="7.308cm" svg:y2="22.463cm" draw:start-shape="id10" draw:start-glue-point="1" draw:end-shape="id11" draw:end-glue-point="3" svg:d="M5022 25066l2286-2603" svg:viewBox="0 0 2287 2604">
          <text:p/>
        </draw:connector>
        <draw:connector draw:style-name="gr16" draw:text-style-name="P18" draw:layer="layout" draw:type="line" svg:x1="9.086cm" svg:y1="22.463cm" svg:x2="9.933cm" svg:y2="22.463cm" draw:start-shape="id11" draw:start-glue-point="1" draw:end-shape="id12" draw:end-glue-point="3" svg:d="M9086 22463h847" svg:viewBox="0 0 848 1">
          <text:p/>
        </draw:connector>
        <draw:connector draw:style-name="gr16" draw:text-style-name="P18" draw:layer="layout" draw:type="line" svg:x1="11.711cm" svg:y1="22.463cm" svg:x2="12.43cm" svg:y2="22.463cm" draw:start-shape="id12" draw:start-glue-point="1" draw:end-shape="id13" draw:end-glue-point="3" svg:d="M11711 22463h719" svg:viewBox="0 0 720 1">
          <text:p/>
        </draw:connector>
        <draw:connector draw:style-name="gr16" draw:text-style-name="P18" draw:layer="layout" draw:type="line" svg:x1="14.208cm" svg:y1="22.463cm" svg:x2="14.97cm" svg:y2="22.463cm" draw:start-shape="id13" draw:start-glue-point="1" draw:end-shape="id14" draw:end-glue-point="3" svg:d="M14208 22463h762" svg:viewBox="0 0 763 1">
          <text:p/>
        </draw:connector>
        <draw:connector draw:style-name="gr16" draw:text-style-name="P18" draw:layer="layout" draw:type="line" svg:x1="16.748cm" svg:y1="22.463cm" svg:x2="17.793cm" svg:y2="22.468cm" draw:start-shape="id14" draw:start-glue-point="1" svg:d="M16748 22463l1045 5" svg:viewBox="0 0 1046 6">
          <text:p/>
        </draw:connector>
        <draw:line draw:style-name="gr17" draw:text-style-name="P18" draw:layer="layout" svg:x1="5.741cm" svg:y1="22.59cm" svg:x2="5.741cm" svg:y2="25.257cm">
          <text:p/>
        </draw:line>
        <draw:frame draw:style-name="gr18" draw:text-style-name="P19" draw:layer="layout" svg:width="6.35cm" svg:height="1.843cm" svg:x="2.27cm" svg:y="26.097cm">
          <draw:text-box>
            <text:p><text:span text:style-name="T4">struct TChaine* debut;</text:span></text:p>
          </draw:text-box>
        </draw:frame>
        <draw:frame draw:style-name="gr19" draw:text-style-name="P19" draw:layer="layout" svg:width="2.159cm" svg:height="1.016cm" svg:x="17.637cm" svg:y="22.209cm">
          <draw:text-box>
            <text:p><text:span text:style-name="T4">NULL</text:span></text:p>
          </draw:text-box>
        </draw:frame>
        <draw:frame draw:style-name="gr20" draw:text-style-name="P20" draw:layer="layout" svg:width="3.846cm" svg:height="1.843cm" svg:x="6.461cm" svg:y="21.128cm">
          <draw:text-box>
            <text:p><text:span text:style-name="T4">debut-&gt;contenu</text:span></text:p>
          </draw:text-box>
        </draw:frame>
        <draw:frame draw:style-name="gr20" draw:text-style-name="P20" draw:layer="layout" svg:width="6.35cm" svg:height="1.843cm" svg:x="8.112cm" svg:y="23.668cm">
          <draw:text-box>
            <text:p><text:span text:style-name="T4">debut-&gt;suivant-&gt;contenu</text:span></text:p>
          </draw:text-box>
        </draw:frame>
        <draw:frame draw:style-name="gr20" draw:text-style-name="P20" draw:layer="layout" svg:width="4.953cm" svg:height="1.843cm" svg:x="11.16cm" svg:y="21.128cm">
          <draw:text-box>
            <text:p><text:span text:style-name="T4">Debut-&gt;suivant-&gt;...</text:span></text:p>
          </draw:text-box>
        </draw:frame>
      </draw:page>
      <draw:page draw:name="page2" draw:style-name="dp1" draw:master-page-name="Default">
        <draw:frame draw:style-name="gr21" draw:text-style-name="P21" draw:layer="layout" svg:width="6.604cm" svg:height="1.673cm" svg:x="1.764cm" svg:y="2.271cm">
          <draw:text-box>
            <text:p><text:span text:style-name="T5">6 8 7 9 10 11</text:span></text:p>
          </draw:text-box>
        </draw:frame>
        <draw:custom-shape draw:style-name="gr22" draw:text-style-name="P23" xml:id="id15" draw:id="id15" draw:layer="layout" svg:width="1.778cm" svg:height="1.778cm" svg:x="17.639cm" svg:y="-4.08cm">
          <text:p text:style-name="P22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1" draw:layer="layout" svg:width="9.652cm" svg:height="1.317cm" svg:x="8.622cm" svg:y="1.462cm">
          <draw:text-box>
            <text:p><text:span text:style-name="T5">En suivant l’insertion simple:</text:span></text:p>
          </draw:text-box>
        </draw:frame>
        <draw:custom-shape draw:style-name="gr22" draw:text-style-name="P23" xml:id="id16" draw:id="id16" draw:layer="layout" svg:width="1.778cm" svg:height="1.778cm" svg:x="19.415cm" svg:y="-2.049cm">
          <text:p text:style-name="P22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4" draw:layer="layout" draw:type="line" svg:x1="19.157cm" svg:y1="-2.562cm" svg:x2="19.675cm" svg:y2="-1.789cm" draw:start-shape="id15" draw:start-glue-point="9" draw:end-shape="id16" draw:end-glue-point="5" svg:d="M19157-2562l518 773" svg:viewBox="0 0 519 774">
          <text:p/>
        </draw:connector>
        <draw:frame draw:style-name="gr23" draw:text-style-name="P21" draw:layer="layout" svg:width="9.652cm" svg:height="1.317cm" svg:x="1.002cm" svg:y="4.256cm">
          <draw:text-box>
            <text:p><text:span text:style-name="T5">En suivant les règles d’insertion d’arbre AVL:</text:span></text:p>
          </draw:text-box>
        </draw:frame>
        <draw:custom-shape draw:style-name="gr24" draw:text-style-name="P25" draw:layer="layout" svg:width="1.778cm" svg:height="1.778cm" svg:x="0.748cm" svg:y="7.732cm">
          <text:p text:style-name="P22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3" draw:id="id33" draw:layer="layout" svg:width="1.778cm" svg:height="1.778cm" svg:x="23.225cm" svg:y="2.015cm">
          <text:p text:style-name="P22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5" draw:id="id35" draw:layer="layout" svg:width="1.778cm" svg:height="1.778cm" svg:x="17.51cm" svg:y="-0.017cm">
          <text:p text:style-name="P22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2" draw:id="id32" draw:layer="layout" svg:width="1.778cm" svg:height="1.778cm" svg:x="21.32cm" svg:y="-0.017cm">
          <text:p text:style-name="P22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4" draw:id="id34" draw:layer="layout" svg:width="1.778cm" svg:height="1.778cm" svg:x="25.13cm" svg:y="4.047cm">
          <text:p text:style-name="P22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778cm" svg:height="1.778cm" svg:x="2.653cm" svg:y="9.891cm">
          <text:p text:style-name="P26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778cm" svg:height="1.778cm" svg:x="1.002cm" svg:y="12.177cm">
          <text:p text:style-name="P26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4" draw:layer="layout" svg:x1="2.272cm" svg:y1="9.256cm" svg:x2="3.034cm" svg:y2="10.145cm">
          <text:p/>
        </draw:line>
        <draw:line draw:style-name="gr3" draw:text-style-name="P24" draw:layer="layout" svg:x1="2.907cm" svg:y1="11.415cm" svg:x2="2.526cm" svg:y2="12.431cm">
          <text:p/>
        </draw:line>
        <draw:frame draw:style-name="gr26" draw:text-style-name="P21" draw:layer="layout" svg:width="9.271cm" svg:height="1.292cm" svg:x="3.288cm" svg:y="8.091cm">
          <draw:text-box>
            <text:p><text:span text:style-name="T5">Insertion à gauche arbre droit.</text:span></text:p>
            <text:p><text:span text:style-name="T5">=&gt; rotation double gauche.</text:span></text:p>
          </draw:text-box>
        </draw:frame>
        <draw:custom-shape draw:style-name="gr22" draw:text-style-name="P23" xml:id="id18" draw:id="id18" draw:layer="layout" svg:width="1.778cm" svg:height="1.778cm" svg:x="13.319cm" svg:y="9.255cm">
          <text:p text:style-name="P22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9" draw:id="id19" draw:layer="layout" svg:width="1.778cm" svg:height="1.778cm" svg:x="18.653cm" svg:y="9.635cm">
          <text:p text:style-name="P22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xml:id="id17" draw:id="id17" draw:layer="layout" svg:width="1.778cm" svg:height="1.65cm" svg:x="16.115cm" svg:y="7.604cm">
          <text:p text:style-name="P22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4" draw:layer="layout" draw:type="line" svg:x1="16.115cm" svg:y1="8.429cm" svg:x2="14.837cm" svg:y2="9.515cm" draw:start-shape="id17" draw:start-glue-point="6" draw:end-shape="id18" draw:end-glue-point="11" svg:d="M16115 8429l-1278 1086" svg:viewBox="0 0 1279 1087">
          <text:p/>
        </draw:connector>
        <draw:connector draw:style-name="gr3" draw:text-style-name="P24" draw:layer="layout" draw:type="line" svg:x1="17.893cm" svg:y1="8.429cm" svg:x2="18.913cm" svg:y2="9.895cm" draw:start-shape="id17" draw:start-glue-point="10" draw:end-shape="id19" draw:end-glue-point="5" svg:d="M17893 8429l1020 1466" svg:viewBox="0 0 1021 1467">
          <text:p/>
        </draw:connector>
        <draw:custom-shape draw:style-name="gr22" draw:text-style-name="P23" xml:id="id39" draw:id="id39" draw:layer="layout" svg:width="1.778cm" svg:height="1.778cm" svg:x="20.812cm" svg:y="11.921cm">
          <text:p text:style-name="P22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40" draw:id="id40" draw:layer="layout" svg:width="1.778cm" svg:height="1.778cm" svg:x="23.098cm" svg:y="14.207cm">
          <text:p text:style-name="P22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1" draw:layer="layout" svg:width="9.271cm" svg:height="1.292cm" svg:x="0.494cm" svg:y="15.838cm">
          <draw:text-box>
            <text:p><text:span text:style-name="T5">Insertion à droite arbre droit.</text:span></text:p>
            <text:p><text:span text:style-name="T5">=&gt; rotation simple droite.</text:span></text:p>
          </draw:text-box>
        </draw:frame>
        <draw:custom-shape draw:style-name="gr22" draw:text-style-name="P23" xml:id="id37" draw:id="id37" draw:layer="layout" svg:width="1.778cm" svg:height="1.778cm" svg:x="1.002cm" svg:y="20.559cm">
          <text:p text:style-name="P22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6" draw:id="id36" draw:layer="layout" svg:width="1.778cm" svg:height="1.778cm" svg:x="3.034cm" svg:y="18.654cm">
          <text:p text:style-name="P22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8" draw:id="id38" draw:layer="layout" svg:width="1.778cm" svg:height="1.778cm" svg:x="4.81cm" svg:y="20.558cm">
          <text:p text:style-name="P22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xml:id="id23" draw:id="id23" draw:layer="layout" svg:width="1.778cm" svg:height="1.778cm" svg:x="13.192cm" svg:y="20.05cm">
          <text:p text:style-name="P22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2" draw:id="id22" draw:layer="layout" svg:width="1.778cm" svg:height="1.778cm" svg:x="15.226cm" svg:y="17.892cm">
          <text:p text:style-name="P22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4" draw:id="id24" draw:layer="layout" svg:width="1.778cm" svg:height="1.778cm" svg:x="17.256cm" svg:y="20.177cm">
          <text:p text:style-name="P22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1" draw:id="id21" draw:layer="layout" svg:width="1.778cm" svg:height="1.778cm" svg:x="9.001cm" svg:y="17.383cm">
          <text:p text:style-name="P22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20" draw:id="id20" draw:layer="layout" svg:width="1.778cm" svg:height="1.778cm" svg:x="11.922cm" svg:y="15.605cm">
          <text:p text:style-name="P22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4" draw:layer="layout" draw:type="line" svg:x1="11.922cm" svg:y1="16.494cm" svg:x2="10.519cm" svg:y2="17.643cm" draw:start-shape="id20" draw:start-glue-point="6" draw:end-shape="id21" draw:end-glue-point="11" svg:d="M11922 16494l-1403 1149" svg:viewBox="0 0 1404 1150">
          <text:p/>
        </draw:connector>
        <draw:connector draw:style-name="gr3" draw:text-style-name="P24" draw:layer="layout" draw:type="line" svg:x1="13.7cm" svg:y1="16.494cm" svg:x2="15.486cm" svg:y2="18.152cm" draw:start-shape="id20" draw:start-glue-point="10" draw:end-shape="id22" draw:end-glue-point="5" svg:d="M13700 16494l1786 1658" svg:viewBox="0 0 1787 1659">
          <text:p/>
        </draw:connector>
        <draw:custom-shape draw:style-name="gr22" draw:text-style-name="P23" xml:id="id25" draw:id="id25" draw:layer="layout" svg:width="1.778cm" svg:height="1.778cm" svg:x="19.288cm" svg:y="22.463cm">
          <text:p text:style-name="P22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4" draw:layer="layout" draw:type="line" svg:x1="15.486cm" svg:y1="19.41cm" svg:x2="14.71cm" svg:y2="20.31cm" draw:start-shape="id22" draw:start-glue-point="7" draw:end-shape="id23" draw:end-glue-point="11" svg:d="M15486 19410l-776 900" svg:viewBox="0 0 777 901">
          <text:p/>
        </draw:connector>
        <draw:connector draw:style-name="gr3" draw:text-style-name="P24" draw:layer="layout" draw:type="line" svg:x1="16.744cm" svg:y1="19.41cm" svg:x2="17.516cm" svg:y2="20.437cm" draw:start-shape="id22" draw:start-glue-point="9" draw:end-shape="id24" draw:end-glue-point="5" svg:d="M16744 19410l772 1027" svg:viewBox="0 0 773 1028">
          <text:p/>
        </draw:connector>
        <draw:connector draw:style-name="gr3" draw:text-style-name="P24" draw:layer="layout" draw:type="line" svg:x1="18.774cm" svg:y1="21.695cm" svg:x2="19.548cm" svg:y2="22.723cm" draw:start-shape="id24" draw:start-glue-point="9" draw:end-shape="id25" draw:end-glue-point="5" svg:d="M18774 21695l774 1028" svg:viewBox="0 0 775 1029">
          <text:p/>
        </draw:connector>
        <draw:frame draw:style-name="gr29" draw:text-style-name="P29" draw:layer="layout" svg:width="9.142cm" svg:height="1.292cm" svg:x="20.431cm" svg:y="9.763cm">
          <draw:text-box>
            <text:p><text:span text:style-name="T5">n = -2</text:span></text:p>
          </draw:text-box>
        </draw:frame>
        <draw:frame draw:style-name="gr26" draw:text-style-name="P21" draw:layer="layout" svg:width="9.271cm" svg:height="1.292cm" svg:x="7.604cm" svg:y="34.506cm">
          <draw:text-box>
            <text:p><text:span text:style-name="T5">Insertion gauche arbre gauche</text:span></text:p>
            <text:p><text:span text:style-name="T5">=&gt; Rotation simple gauche.</text:span></text:p>
          </draw:text-box>
        </draw:frame>
        <draw:custom-shape draw:style-name="gr30" draw:text-style-name="P30" xml:id="id28" draw:id="id28" draw:layer="layout" svg:width="1.778cm" svg:height="1.778cm" svg:x="10.525cm" svg:y="27.797cm">
          <text:p text:style-name="P22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9" draw:id="id29" draw:layer="layout" svg:width="1.778cm" svg:height="1.778cm" svg:x="12.557cm" svg:y="25.384cm">
          <text:p text:style-name="P22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0" draw:id="id30" draw:layer="layout" svg:width="1.778cm" svg:height="1.778cm" svg:x="14.589cm" svg:y="27.543cm">
          <text:p text:style-name="P22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7" draw:id="id27" draw:layer="layout" svg:width="1.778cm" svg:height="1.778cm" svg:x="6.334cm" svg:y="32.369cm">
          <text:p text:style-name="P22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6" draw:id="id26" draw:layer="layout" svg:width="1.778cm" svg:height="1.778cm" svg:x="8.495cm" svg:y="30.084cm">
          <text:p text:style-name="P22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4" draw:layer="layout" draw:type="line" svg:x1="8.755cm" svg:y1="31.602cm" svg:x2="7.852cm" svg:y2="32.629cm" draw:start-shape="id26" draw:start-glue-point="7" draw:end-shape="id27" draw:end-glue-point="11" svg:d="M8755 31602l-903 1027" svg:viewBox="0 0 904 1028">
          <text:p/>
        </draw:connector>
        <draw:connector draw:style-name="gr31" draw:text-style-name="P24" draw:layer="layout" draw:type="line" svg:x1="10.013cm" svg:y1="30.344cm" svg:x2="10.785cm" svg:y2="29.315cm" draw:start-shape="id26" draw:start-glue-point="11" draw:end-shape="id28" draw:end-glue-point="7" svg:d="M10013 30344l772-1029" svg:viewBox="0 0 773 1030">
          <text:p/>
        </draw:connector>
        <draw:custom-shape draw:style-name="gr22" draw:text-style-name="P23" xml:id="id31" draw:id="id31" draw:layer="layout" svg:width="1.778cm" svg:height="1.778cm" svg:x="16.621cm" svg:y="29.829cm">
          <text:p text:style-name="P22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4" draw:layer="layout" draw:type="line" svg:x1="12.817cm" svg:y1="26.902cm" svg:x2="12.043cm" svg:y2="28.057cm" draw:start-shape="id29" draw:start-glue-point="7" draw:end-shape="id28" draw:end-glue-point="11" svg:d="M12817 26902l-774 1155" svg:viewBox="0 0 775 1156">
          <text:p/>
        </draw:connector>
        <draw:connector draw:style-name="gr3" draw:text-style-name="P24" draw:layer="layout" draw:type="line" svg:x1="14.075cm" svg:y1="26.902cm" svg:x2="14.849cm" svg:y2="27.803cm" draw:start-shape="id29" draw:start-glue-point="9" draw:end-shape="id30" draw:end-glue-point="5" svg:d="M14075 26902l774 901" svg:viewBox="0 0 775 902">
          <text:p/>
        </draw:connector>
        <draw:connector draw:style-name="gr3" draw:text-style-name="P24" draw:layer="layout" draw:type="line" svg:x1="16.107cm" svg:y1="29.061cm" svg:x2="16.881cm" svg:y2="30.089cm" draw:start-shape="id30" draw:start-glue-point="9" draw:end-shape="id31" draw:end-glue-point="5" svg:d="M16107 29061l774 1028" svg:viewBox="0 0 775 1029">
          <text:p/>
        </draw:connector>
        <draw:connector draw:style-name="gr3" draw:text-style-name="P24" draw:layer="layout" draw:type="line" svg:x1="20.933cm" svg:y1="-0.531cm" svg:x2="21.58cm" svg:y2="0.243cm" draw:start-shape="id16" draw:start-glue-point="9" draw:end-shape="id32" draw:end-glue-point="5" svg:d="M20933-531l647 774" svg:viewBox="0 0 648 775">
          <text:p/>
        </draw:connector>
        <draw:connector draw:style-name="gr3" draw:text-style-name="P24" draw:layer="layout" draw:type="line" svg:x1="22.838cm" svg:y1="1.501cm" svg:x2="23.485cm" svg:y2="2.275cm" draw:start-shape="id32" draw:start-glue-point="9" draw:end-shape="id33" draw:end-glue-point="5" svg:d="M22838 1501l647 774" svg:viewBox="0 0 648 775">
          <text:p/>
        </draw:connector>
        <draw:connector draw:style-name="gr3" draw:text-style-name="P24" draw:layer="layout" draw:type="line" svg:x1="24.743cm" svg:y1="3.533cm" svg:x2="25.39cm" svg:y2="4.307cm" draw:start-shape="id33" draw:start-glue-point="9" draw:end-shape="id34" draw:end-glue-point="5" svg:d="M24743 3533l647 774" svg:viewBox="0 0 648 775">
          <text:p/>
        </draw:connector>
        <draw:connector draw:style-name="gr3" draw:text-style-name="P24" draw:layer="layout" draw:type="line" svg:x1="19.675cm" svg:y1="-0.531cm" svg:x2="19.028cm" svg:y2="0.243cm" draw:start-shape="id16" draw:start-glue-point="7" draw:end-shape="id35" draw:end-glue-point="11" svg:d="M19675-531l-647 774" svg:viewBox="0 0 648 775">
          <text:p/>
        </draw:connector>
        <draw:connector draw:style-name="gr3" draw:text-style-name="P24" draw:layer="layout" draw:type="line" svg:x1="3.294cm" svg:y1="20.172cm" svg:x2="2.52cm" svg:y2="20.819cm" draw:start-shape="id36" draw:start-glue-point="7" draw:end-shape="id37" draw:end-glue-point="11" svg:d="M3294 20172l-774 647" svg:viewBox="0 0 775 648">
          <text:p/>
        </draw:connector>
        <draw:connector draw:style-name="gr3" draw:text-style-name="P24" draw:layer="layout" draw:type="line" svg:x1="4.552cm" svg:y1="20.172cm" svg:x2="5.07cm" svg:y2="20.818cm" draw:start-shape="id36" draw:start-glue-point="9" draw:end-shape="id38" draw:end-glue-point="5" svg:d="M4552 20172l518 646" svg:viewBox="0 0 519 647">
          <text:p/>
        </draw:connector>
        <draw:connector draw:style-name="gr3" draw:text-style-name="P14" draw:layer="layout" draw:type="line" svg:x1="20.171cm" svg:y1="11.153cm" svg:x2="21.072cm" svg:y2="12.181cm" draw:start-shape="id19" draw:start-glue-point="9" draw:end-shape="id39" draw:end-glue-point="5" svg:d="M20171 11153l901 1028" svg:viewBox="0 0 902 1029">
          <text:p/>
        </draw:connector>
        <draw:connector draw:style-name="gr3" draw:text-style-name="P14" draw:layer="layout" draw:type="line" svg:x1="22.33cm" svg:y1="13.439cm" svg:x2="23.358cm" svg:y2="14.467cm" draw:start-shape="id39" draw:start-glue-point="9" draw:end-shape="id40" draw:end-glue-point="5" svg:d="M22330 13439l1028 1028" svg:viewBox="0 0 1029 1029">
          <text:p/>
        </draw:connector>
        <draw:frame draw:style-name="gr26" draw:text-style-name="P21" draw:layer="layout" svg:width="9.271cm" svg:height="1.292cm" svg:x="31.353cm" svg:y="25.235cm">
          <draw:text-box>
            <text:p><text:span text:style-name="T5">Insertion gauche arbre gauche</text:span></text:p>
            <text:p><text:span text:style-name="T5">=&gt; Rotation simple gauche.</text:span></text:p>
          </draw:text-box>
        </draw:frame>
        <draw:custom-shape draw:style-name="gr22" draw:text-style-name="P23" xml:id="id43" draw:id="id43" draw:layer="layout" svg:width="1.778cm" svg:height="1.778cm" svg:x="36.306cm" svg:y="16.113cm">
          <text:p text:style-name="P22"><text:span text:style-name="T5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4" draw:id="id44" draw:layer="layout" svg:width="1.778cm" svg:height="1.778cm" svg:x="38.338cm" svg:y="18.272cm">
          <text:p text:style-name="P22"><text:span text:style-name="T5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2" draw:id="id42" draw:layer="layout" svg:width="1.778cm" svg:height="1.778cm" svg:x="31.734cm" svg:y="21.199cm">
          <text:p text:style-name="P22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1" draw:id="id41" draw:layer="layout" svg:width="1.778cm" svg:height="1.778cm" svg:x="33.895cm" svg:y="18.914cm">
          <text:p text:style-name="P22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4" draw:layer="layout" draw:type="line" svg:x1="34.155cm" svg:y1="20.432cm" svg:x2="33.252cm" svg:y2="21.459cm" draw:start-shape="id41" draw:start-glue-point="7" draw:end-shape="id42" draw:end-glue-point="11" svg:d="M34155 20432l-903 1027" svg:viewBox="0 0 904 1028">
          <text:p/>
        </draw:connector>
        <draw:custom-shape draw:style-name="gr22" draw:text-style-name="P23" xml:id="id45" draw:id="id45" draw:layer="layout" svg:width="1.778cm" svg:height="1.778cm" svg:x="40.37cm" svg:y="20.558cm">
          <text:p text:style-name="P22"><text:span text:style-name="T5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4" draw:layer="layout" draw:type="line" svg:x1="36.566cm" svg:y1="17.631cm" svg:x2="35.413cm" svg:y2="19.174cm" draw:start-shape="id43" draw:start-glue-point="7" draw:end-shape="id41" draw:end-glue-point="11" svg:d="M36566 17631l-1153 1543" svg:viewBox="0 0 1154 1544">
          <text:p/>
        </draw:connector>
        <draw:connector draw:style-name="gr3" draw:text-style-name="P24" draw:layer="layout" draw:type="line" svg:x1="37.824cm" svg:y1="17.631cm" svg:x2="38.598cm" svg:y2="18.532cm" draw:start-shape="id43" draw:start-glue-point="9" draw:end-shape="id44" draw:end-glue-point="5" svg:d="M37824 17631l774 901" svg:viewBox="0 0 775 902">
          <text:p/>
        </draw:connector>
        <draw:connector draw:style-name="gr3" draw:text-style-name="P24" draw:layer="layout" draw:type="line" svg:x1="39.856cm" svg:y1="19.79cm" svg:x2="40.63cm" svg:y2="20.818cm" draw:start-shape="id44" draw:start-glue-point="9" draw:end-shape="id45" draw:end-glue-point="5" svg:d="M39856 19790l774 1028" svg:viewBox="0 0 775 1029">
          <text:p/>
        </draw:connector>
        <draw:custom-shape draw:style-name="gr30" draw:text-style-name="P30" xml:id="id46" draw:id="id46" draw:layer="layout" svg:width="1.778cm" svg:height="1.778cm" svg:x="35.798cm" svg:y="21.193cm">
          <text:p text:style-name="P22"><text:span text:style-name="T5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4" draw:layer="layout" draw:type="line" svg:x1="35.413cm" svg:y1="20.432cm" svg:x2="36.058cm" svg:y2="21.453cm" draw:start-shape="id41" draw:start-glue-point="9" draw:end-shape="id46" draw:end-glue-point="5" svg:d="M35413 20432l645 1021" svg:viewBox="0 0 646 102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3-26T20:27:57.373000000</dc:date>
    <meta:editing-duration>PT49M54S</meta:editing-duration>
    <meta:editing-cycles>5</meta:editing-cycles>
    <meta:document-statistic meta:object-count="108"/>
  </office:meta>
</office:document-meta>
</file>